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8%" draw:textarea-horizontal-align="justify" draw:textarea-vertical-align="middle" draw:auto-grow-height="false" fo:min-height="25.912cm" fo:min-width="5.977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2.675cm"/>
    </style:style>
    <style:style style:name="gr3" style:family="graphic" style:parent-style-name="standard">
      <style:graphic-properties draw:textarea-horizontal-align="justify" draw:textarea-vertical-align="middle" draw:auto-grow-height="false" fo:min-height="1.281cm" fo:min-width="2.422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928cm" fo:min-width="1.74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281cm" fo:min-width="4.073cm"/>
    </style:style>
    <style:style style:name="gr8" style:family="graphic" style:parent-style-name="standard">
      <style:graphic-properties draw:textarea-horizontal-align="justify" draw:textarea-vertical-align="middle" draw:auto-grow-height="false" fo:min-height="1.402cm" fo:min-width="0.866cm"/>
    </style:style>
    <style:style style:name="gr9" style:family="graphic" style:parent-style-name="standard">
      <style:graphic-properties draw:textarea-horizontal-align="justify" draw:textarea-vertical-align="middle" draw:auto-grow-height="false" fo:min-height="1.402cm" fo:min-width="2.232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textarea-horizontal-align="justify" draw:textarea-vertical-align="middle" draw:auto-grow-height="false" fo:min-height="1.402cm" fo:min-width="1.093cm"/>
    </style:style>
    <style:style style:name="P1" style:family="paragraph">
      <loext:graphic-properties draw:opacity="18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26.162cm" svg:x="14.589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175cm" svg:height="1.143cm" svg:x="17.256cm" svg:y="3.413cm">
          <text:p text:style-name="P2">Trunk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6" draw:id="id6" draw:layer="layout" svg:width="3.175cm" svg:height="1.143cm" svg:x="14.97cm" svg:y="7.477cm">
          <text:p text:style-name="P2">Fork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8" draw:id="id8" draw:layer="layout" svg:width="3.175cm" svg:height="1.143cm" svg:x="14.97cm" svg:y="11.287cm">
          <text:p text:style-name="P2">Fork 2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9" draw:id="id9" draw:layer="layout" svg:width="3.175cm" svg:height="1.143cm" svg:x="14.97cm" svg:y="14.97cm">
          <text:p text:style-name="P2">Fork 3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1" draw:id="id1" draw:layer="layout" svg:width="2.921cm" svg:height="1.905cm" svg:x="9.382cm" svg:y="3.032cm">
          <text:p text:style-name="P2">Contract<text:line-break/>Reques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2" draw:layer="layout" svg:x1="12.303cm" svg:y1="3.985cm" svg:x2="17.256cm" svg:y2="3.984cm" draw:start-shape="id1" draw:start-glue-point="7" draw:end-shape="id2" svg:d="M12303 3985h2476v-1h2477" svg:viewBox="0 0 4954 2">
          <text:p/>
        </draw:connector>
        <draw:custom-shape draw:style-name="gr5" draw:text-style-name="P2" xml:id="id3" draw:id="id3" draw:layer="layout" svg:width="3.175cm" svg:height="3.08cm" svg:x="3.032cm" svg:y="2.492cm">
          <text:p text:style-name="P2">Employee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" draw:text-style-name="P2" draw:layer="layout" svg:x1="6.207cm" svg:y1="4.032cm" svg:x2="9.382cm" svg:y2="3.985cm" draw:start-shape="id3" draw:end-shape="id1" draw:end-glue-point="5" svg:d="M6207 4032h1587v-47h1588" svg:viewBox="0 0 3176 48">
          <text:p/>
        </draw:connector>
        <draw:custom-shape draw:style-name="gr5" draw:text-style-name="P2" xml:id="id4" draw:id="id4" draw:layer="layout" svg:width="3.175cm" svg:height="3.08cm" svg:x="2.905cm" svg:y="6.715cm">
          <text:p text:style-name="P2">Legal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" draw:text-style-name="P2" draw:layer="layout" draw:line-skew="0.318cm" svg:x1="18.843cm" svg:y1="4.556cm" svg:x2="5.615cm" svg:y2="7.166cm" draw:start-shape="id2" draw:start-glue-point="2" draw:end-shape="id4" draw:end-glue-point="11" svg:d="M18843 4556v1397h-13228v1213" svg:viewBox="0 0 13229 2611">
          <text:p/>
        </draw:connector>
        <draw:custom-shape draw:style-name="gr5" draw:text-style-name="P2" xml:id="id7" draw:id="id7" draw:layer="layout" svg:width="3.175cm" svg:height="3.08cm" svg:x="2.905cm" svg:y="10.366cm">
          <text:p text:style-name="P2">Sign Off 1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2" xml:id="id11" draw:id="id11" draw:layer="layout" svg:width="3.175cm" svg:height="3.08cm" svg:x="2.905cm" svg:y="14.049cm">
          <text:p text:style-name="P2">Sign Off 2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2" xml:id="id13" draw:id="id13" draw:layer="layout" svg:width="3.175cm" svg:height="3.08cm" svg:x="2.905cm" svg:y="18.367cm">
          <text:p text:style-name="P2">Final<text:line-break/>Executo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2" xml:id="id5" draw:id="id5" draw:layer="layout" svg:width="2.921cm" svg:height="1.905cm" svg:x="9.255cm" svg:y="7.096cm">
          <text:p text:style-name="P2">Unsigned<text:line-break/>Contract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4" draw:text-style-name="P2" draw:layer="layout" svg:x1="6.08cm" svg:y1="8.255cm" svg:x2="9.255cm" svg:y2="8.049cm" draw:start-shape="id4" draw:start-glue-point="10" draw:end-shape="id5" draw:end-glue-point="5" svg:d="M6080 8255h1587v-206h1588" svg:viewBox="0 0 3176 207">
          <text:p/>
        </draw:connector>
        <draw:connector draw:style-name="gr4" draw:text-style-name="P2" draw:layer="layout" svg:x1="12.176cm" svg:y1="8.048cm" svg:x2="14.97cm" svg:y2="8.048cm" draw:start-shape="id5" draw:end-shape="id6" svg:d="M12176 8048h2794" svg:viewBox="0 0 2795 1">
          <text:p/>
        </draw:connector>
        <draw:connector draw:style-name="gr4" draw:text-style-name="P2" draw:layer="layout" draw:line-skew="0.397cm" svg:x1="16.557cm" svg:y1="8.62cm" svg:x2="5.615cm" svg:y2="10.817cm" draw:start-shape="id6" draw:start-glue-point="2" draw:end-shape="id7" draw:end-glue-point="11" svg:d="M16557 8620v1270h-10942v927" svg:viewBox="0 0 10943 2198">
          <text:p/>
        </draw:connector>
        <draw:connector draw:style-name="gr6" draw:text-style-name="P2" draw:layer="layout" svg:x1="18.843cm" svg:y1="4.556cm" svg:x2="16.557cm" svg:y2="7.477cm" draw:start-shape="id2" draw:start-glue-point="2" draw:end-shape="id6" draw:end-glue-point="0" svg:d="M18843 4556v1460h-2286v1461" svg:viewBox="0 0 2287 2922">
          <text:p/>
        </draw:connector>
        <draw:connector draw:style-name="gr6" draw:text-style-name="P2" draw:layer="layout" svg:x1="16.557cm" svg:y1="8.62cm" svg:x2="16.557cm" svg:y2="11.287cm" draw:start-shape="id6" draw:start-glue-point="2" draw:end-shape="id8" draw:end-glue-point="0" svg:d="M16557 8620v2667" svg:viewBox="0 0 1 2668">
          <text:p/>
        </draw:connector>
        <draw:custom-shape draw:style-name="gr7" draw:text-style-name="P2" xml:id="id10" draw:id="id10" draw:layer="layout" svg:width="4.572cm" svg:height="1.905cm" svg:x="8.493cm" svg:y="10.906cm">
          <text:p text:style-name="P2">Signed (1 of 3)<text:line-break/>Contract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7" draw:text-style-name="P2" xml:id="id12" draw:id="id12" draw:layer="layout" svg:width="4.572cm" svg:height="1.905cm" svg:x="8.366cm" svg:y="14.589cm">
          <text:p text:style-name="P2">Signed (2 of 3)<text:line-break/>Contract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6" draw:text-style-name="P2" draw:layer="layout" svg:x1="16.557cm" svg:y1="12.43cm" svg:x2="16.557cm" svg:y2="14.97cm" draw:start-shape="id8" draw:start-glue-point="2" draw:end-shape="id9" draw:end-glue-point="0" svg:d="M16557 12430v2540" svg:viewBox="0 0 1 2541">
          <text:p/>
        </draw:connector>
        <draw:connector draw:style-name="gr4" draw:text-style-name="P2" draw:layer="layout" svg:x1="6.08cm" svg:y1="11.906cm" svg:x2="8.493cm" svg:y2="11.859cm" draw:start-shape="id7" draw:start-glue-point="10" draw:end-shape="id10" draw:end-glue-point="5" svg:d="M6080 11906h1207v-47h1206" svg:viewBox="0 0 2414 48">
          <text:p/>
        </draw:connector>
        <draw:connector draw:style-name="gr4" draw:text-style-name="P2" draw:layer="layout" svg:x1="6.08cm" svg:y1="15.589cm" svg:x2="8.366cm" svg:y2="15.542cm" draw:start-shape="id11" draw:end-shape="id12" draw:end-glue-point="5" svg:d="M6080 15589h1143v-47h1143" svg:viewBox="0 0 2287 48">
          <text:p/>
        </draw:connector>
        <draw:connector draw:style-name="gr4" draw:text-style-name="P2" draw:layer="layout" svg:x1="13.065cm" svg:y1="11.859cm" svg:x2="14.97cm" svg:y2="11.858cm" draw:start-shape="id10" draw:start-glue-point="7" draw:end-shape="id8" draw:end-glue-point="3" svg:d="M13065 11859h953v-1h952" svg:viewBox="0 0 1906 2">
          <text:p/>
        </draw:connector>
        <draw:connector draw:style-name="gr4" draw:text-style-name="P2" draw:layer="layout" svg:x1="12.938cm" svg:y1="15.542cm" svg:x2="14.97cm" svg:y2="15.541cm" draw:start-shape="id12" draw:start-glue-point="7" draw:end-shape="id9" draw:end-glue-point="3" svg:d="M12938 15542h1016v-1h1016" svg:viewBox="0 0 2033 2">
          <text:p/>
        </draw:connector>
        <draw:custom-shape draw:style-name="gr7" draw:text-style-name="P2" xml:id="id16" draw:id="id16" draw:layer="layout" svg:width="4.572cm" svg:height="1.905cm" svg:x="6.461cm" svg:y="24.622cm">
          <text:p text:style-name="P2">Final Signed<text:line-break/>Contract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onnector draw:style-name="gr4" draw:text-style-name="P2" draw:layer="layout" draw:line-skew="0.461cm" svg:x1="16.557cm" svg:y1="12.43cm" svg:x2="5.615cm" svg:y2="14.5cm" draw:start-shape="id8" draw:start-glue-point="2" draw:end-shape="id11" draw:end-glue-point="11" svg:d="M16557 12430v1270h-10942v800" svg:viewBox="0 0 10943 2071">
          <text:p/>
        </draw:connector>
        <draw:connector draw:style-name="gr4" draw:text-style-name="P2" draw:layer="layout" draw:line-skew="0.715cm" svg:x1="16.557cm" svg:y1="16.113cm" svg:x2="5.615cm" svg:y2="18.818cm" draw:start-shape="id9" draw:start-glue-point="2" draw:end-shape="id13" draw:end-glue-point="11" svg:d="M16557 16113v1842h-10942v863" svg:viewBox="0 0 10943 2706">
          <text:p/>
        </draw:connector>
        <draw:connector draw:style-name="gr4" draw:text-style-name="P2" draw:layer="layout" svg:x1="6.08cm" svg:y1="19.907cm" svg:x2="7.604cm" svg:y2="19.86cm" draw:start-shape="id13" draw:start-glue-point="10" draw:end-shape="id14" draw:end-glue-point="5" svg:d="M6080 19907h762v-47h762" svg:viewBox="0 0 1525 48">
          <text:p/>
        </draw:connector>
        <draw:custom-shape draw:style-name="gr8" draw:text-style-name="P2" xml:id="id14" draw:id="id14" draw:layer="layout" svg:width="2.286cm" svg:height="1.651cm" svg:x="7.604cm" svg:y="19.034cm">
          <text:p text:style-name="P2">Prin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" draw:text-style-name="P2" xml:id="id15" draw:id="id15" draw:layer="layout" svg:width="4.572cm" svg:height="1.651cm" svg:x="6.461cm" svg:y="21.701cm">
          <text:p text:style-name="P2">Sign (paper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2" draw:layer="layout" svg:x1="8.747cm" svg:y1="20.685cm" svg:x2="8.747cm" svg:y2="21.701cm" draw:start-shape="id14" draw:start-glue-point="6" draw:end-shape="id15" draw:end-glue-point="4" svg:d="M8747 20685v1016" svg:viewBox="0 0 1 1017">
          <text:p/>
        </draw:connector>
        <draw:connector draw:style-name="gr4" draw:text-style-name="P2" draw:layer="layout" svg:x1="8.747cm" svg:y1="23.352cm" svg:x2="8.747cm" svg:y2="24.622cm" draw:start-shape="id15" draw:start-glue-point="6" draw:end-shape="id16" draw:end-glue-point="4" svg:d="M8747 23352v1270" svg:viewBox="0 0 1 1271">
          <text:p/>
        </draw:connector>
        <draw:custom-shape draw:style-name="gr2" draw:text-style-name="P2" xml:id="id18" draw:id="id18" draw:layer="layout" svg:width="3.175cm" svg:height="1.143cm" svg:x="17.256cm" svg:y="24.749cm">
          <text:p text:style-name="P2">Trunk 2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2" draw:layer="layout" svg:x1="14.335cm" svg:y1="25.575cm" svg:x2="17.256cm" svg:y2="25.32cm" draw:start-shape="id17" draw:start-glue-point="7" draw:end-shape="id18" draw:end-glue-point="3" svg:d="M14335 25575h1460v-255h1461" svg:viewBox="0 0 2922 256">
          <text:p/>
        </draw:connector>
        <draw:connector draw:style-name="gr4" draw:text-style-name="P2" draw:layer="layout" svg:x1="16.557cm" svg:y1="16.113cm" svg:x2="18.843cm" svg:y2="24.749cm" draw:start-shape="id9" draw:start-glue-point="2" draw:end-shape="id18" draw:end-glue-point="0" svg:d="M16557 16113v4317h2286v4319" svg:viewBox="0 0 2287 8637">
          <text:p/>
        </draw:connector>
        <draw:connector draw:style-name="gr4" draw:text-style-name="P2" draw:layer="layout" svg:x1="18.843cm" svg:y1="4.556cm" svg:x2="18.843cm" svg:y2="24.749cm" draw:start-shape="id2" draw:start-glue-point="2" draw:end-shape="id18" draw:end-glue-point="0" svg:d="M18843 4556v20193" svg:viewBox="0 0 1 20194">
          <text:p/>
        </draw:connector>
        <draw:frame draw:style-name="gr10" draw:text-style-name="P3" draw:layer="layout" svg:width="5.715cm" svg:height="0.962cm" svg:x="15.097cm" svg:y="1.254cm">
          <draw:text-box>
            <text:p>Cloud Storage</text:p>
          </draw:text-box>
        </draw:frame>
        <draw:connector draw:style-name="gr4" draw:text-style-name="P2" draw:layer="layout" svg:x1="18.843cm" svg:y1="25.892cm" svg:x2="18.828cm" svg:y2="27.658cm" draw:start-shape="id18" draw:start-glue-point="2" svg:d="M18843 25892v1133h-15v633" svg:viewBox="0 0 16 1767">
          <text:p/>
        </draw:connector>
        <draw:custom-shape draw:style-name="gr11" draw:text-style-name="P2" xml:id="id17" draw:id="id17" draw:layer="layout" svg:width="2.667cm" svg:height="1.651cm" svg:x="11.668cm" svg:y="24.749cm">
          <text:p text:style-name="P2">Scan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2" draw:layer="layout" svg:x1="11.033cm" svg:y1="25.575cm" svg:x2="11.668cm" svg:y2="25.575cm" draw:start-shape="id16" draw:start-glue-point="7" draw:end-shape="id17" draw:end-glue-point="5" svg:d="M11033 25575h635" svg:viewBox="0 0 636 1">
          <text:p/>
        </draw:connector>
        <draw:connector draw:style-name="gr4" draw:text-style-name="P2" draw:layer="layout" svg:x1="8.747cm" svg:y1="26.415cm" svg:x2="8.798cm" svg:y2="27.566cm" draw:start-shape="id16" draw:start-glue-point="6" svg:d="M8747 26415v882h51v269" svg:viewBox="0 0 52 11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23:01:32.584971024</meta:creation-date>
    <dc:date>2017-05-12T23:37:47.641670302</dc:date>
    <meta:editing-duration>PT14M38S</meta:editing-duration>
    <meta:editing-cycles>4</meta:editing-cycles>
    <meta:generator>LibreOffice/5.1.6.2$Linux_X86_64 LibreOffice_project/10m0$Build-2</meta:generator>
    <meta:document-statistic meta:object-count="44"/>
  </office:meta>
</office:document-meta>
</file>